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8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ool to trawl myspace to get networks</text:p>
          </table:table-cell>
          <table:table-cell office:value-type="string">
            <text:p>look at comments for activity</text:p>
          </table:table-cell>
        </table:table-row>
        <table:table-row table:style-name="ro1">
          <table:table-cell office:value-type="string">
            <text:p>Tool to trawl usenet for references</text:p>
          </table:table-cell>
          <table:table-cell/>
        </table:table-row>
        <table:table-row table:style-name="ro1">
          <table:table-cell office:value-type="string">
            <text:p>redo the sarwar one</text:p>
          </table:table-cell>
          <table:table-cell/>
        </table:table-row>
        <table:table-row table:style-name="ro1">
          <table:table-cell office:value-type="string">
            <text:p>redo the whitsaker one</text:p>
          </table:table-cell>
          <table:table-cell/>
        </table:table-row>
        <table:table-row table:style-name="ro1">
          <table:table-cell office:value-type="string">
            <text:p>show how much is reply vs new – reciprocity</text:p>
          </table:table-cell>
          <table:table-cell office:value-type="string">
            <text:p>from online tools paper</text:p>
          </table:table-cell>
        </table:table-row>
        <table:table-row table:style-name="ro1">
          <table:table-cell office:value-type="string">
            <text:p>show how active groups are</text:p>
          </table:table-cell>
          <table:table-cell office:value-type="string">
            <text:p>from online tools paper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GB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12/07/2007</text:date>, <text:time>10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tephen Leonard</meta:initial-creator>
    <meta:creation-date>2007-07-09T10:47:36</meta:creation-date>
    <dc:creator>Stephen Leonard</dc:creator>
    <dc:date>2007-07-12T10:23:29</dc:date>
    <dc:language>en-GB</dc:language>
    <meta:editing-cycles>7</meta:editing-cycles>
    <meta:editing-duration>P2DT23H35M55S</meta:editing-duration>
    <meta:user-defined meta:name="Info 1"/>
    <meta:user-defined meta:name="Info 2"/>
    <meta:user-defined meta:name="Info 3"/>
    <meta:user-defined meta:name="Info 4"/>
    <meta:document-statistic meta:table-count="3" meta:cell-count="9"/>
  </office:meta>
</office:document-meta>
</file>